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2cm"/>
    </style:style>
    <style:style style:name="co2" style:family="table-column">
      <style:table-column-properties fo:break-before="auto" style:column-width="2.903cm"/>
    </style:style>
    <style:style style:name="co3" style:family="table-column">
      <style:table-column-properties fo:break-before="auto" style:column-width="4.697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704cm"/>
    </style:style>
    <style:style style:name="co7" style:family="table-column">
      <style:table-column-properties fo:break-before="auto" style:column-width="3.246cm"/>
    </style:style>
    <style:style style:name="co8" style:family="table-column">
      <style:table-column-properties fo:break-before="auto" style:column-width="1.7cm"/>
    </style:style>
    <style:style style:name="co9" style:family="table-column">
      <style:table-column-properties fo:break-before="auto" style:column-width="1.6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3" table:default-cell-style-name="ce1"/>
        <table:table-column table:style-name="co9" table:number-columns-repeated="1012" table:default-cell-style-name="ce1"/>
        <table:table-row table:style-name="ro1">
          <table:table-cell office:value-type="string" calcext:value-type="string">
            <text:p>PropertyID</text:p>
          </table:table-cell>
          <table:table-cell office:value-type="string" calcext:value-type="string">
            <text:p>Builder</text:p>
          </table:table-cell>
          <table:table-cell office:value-type="string" calcext:value-type="string">
            <text:p>PropertyName</text:p>
          </table:table-cell>
          <table:table-cell office:value-type="string" calcext:value-type="string">
            <text:p>BHK</text:p>
          </table:table-cell>
          <table:table-cell office:value-type="string" calcext:value-type="string">
            <text:p>ServantRoom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ImageSrc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3M</text:p>
          </table:table-cell>
          <table:table-cell office:value-type="string" calcext:value-type="string">
            <text:p>Golf 7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79, Gurugram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Underconstruction</text:p>
          </table:table-cell>
          <table:table-cell office:value-type="float" office:value="8999" calcext:value-type="float">
            <text:p>8999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https://raw.githubusercontent.com/ashishjain1547/envesttville_data/main/Images/M3M%20Golf%2079/1.png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3M</text:p>
          </table:table-cell>
          <table:table-cell office:value-type="string" calcext:value-type="string">
            <text:p>Golf 7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79, Gurugram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Underconstruction</text:p>
          </table:table-cell>
          <table:table-cell office:value-type="float" office:value="8999" calcext:value-type="float">
            <text:p>8999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https://raw.githubusercontent.com/ashishjain1547/envesttville_data/main/Images/M3M%20Golf%2079/2.png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3M</text:p>
          </table:table-cell>
          <table:table-cell office:value-type="string" calcext:value-type="string">
            <text:p>Golf 7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ctor 79, Gurugram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Underconstruction</text:p>
          </table:table-cell>
          <table:table-cell office:value-type="float" office:value="8999" calcext:value-type="float">
            <text:p>8999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https://raw.githubusercontent.com/ashishjain1547/envesttville_data/main/Images/M3M%20Golf%2079/3.png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3M</text:p>
          </table:table-cell>
          <table:table-cell office:value-type="string" calcext:value-type="string">
            <text:p>Golf 7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ctor 79, Gurugram</text:p>
          </table:table-cell>
          <table:table-cell office:value-type="float" office:value="2636" calcext:value-type="float">
            <text:p>2636</text:p>
          </table:table-cell>
          <table:table-cell office:value-type="string" calcext:value-type="string">
            <text:p>Underconstruction</text:p>
          </table:table-cell>
          <table:table-cell office:value-type="float" office:value="8999" calcext:value-type="float">
            <text:p>8999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https://raw.githubusercontent.com/ashishjain1547/envesttville_data/main/Images/M3M%20Golf%2079/4.png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3M</text:p>
          </table:table-cell>
          <table:table-cell office:value-type="string" calcext:value-type="string">
            <text:p>Antalya Hills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79, Gurugram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Underconstruction</text:p>
          </table:table-cell>
          <table:table-cell office:value-type="float" office:value="9250" calcext:value-type="float">
            <text:p>9250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https://raw.githubusercontent.com/ashishjain1547/envesttville_data/main/Images/M3M%20Antalya%20Hills/1.png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3M</text:p>
          </table:table-cell>
          <table:table-cell office:value-type="string" calcext:value-type="string">
            <text:p>Antalya Hills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79, Gurugram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Underconstruction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https://raw.githubusercontent.com/ashishjain1547/envesttville_data/main/Images/M3M%20Antalya%20Hills/2.png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psko</text:p>
          </table:table-cell>
          <table:table-cell office:value-type="string" calcext:value-type="string">
            <text:p>Mount Vil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79, Gurugram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eady to move in</text:p>
          </table:table-cell>
          <table:table-cell office:value-type="float" office:value="8390" calcext:value-type="float">
            <text:p>8390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https://raw.githubusercontent.com/ashishjain1547/envesttville_data/main/Images/Mapsko%20Mount%20Ville/1.jpg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psko</text:p>
          </table:table-cell>
          <table:table-cell office:value-type="string" calcext:value-type="string">
            <text:p>Casa Bell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82, Gurugram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Ready to move in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https://raw.githubusercontent.com/ashishjain1547/envesttville_data/main/Images/Mapsko%20Casabella/1.jpeg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drej</text:p>
          </table:table-cell>
          <table:table-cell office:value-type="string" calcext:value-type="string">
            <text:p>A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79, Gurugram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Ready to move in</text:p>
          </table:table-cell>
          <table:table-cell office:value-type="float" office:value="8800" calcext:value-type="float">
            <text:p>8800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https://raw.githubusercontent.com/ashishjain1547/envesttville_data/main/Images/Godrej%20Aria/1.jpg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3M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warka Expresswa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derconstruction</text:p>
          </table:table-cell>
          <table:table-cell office:value-type="float" office:value="14300" calcext:value-type="float">
            <text:p>14300</text:p>
          </table:table-cell>
          <table:table-cell table:number-columns-repeated="2" office:value-type="string" calcext:value-type="string">
            <text:p>Delhi</text:p>
          </table:table-cell>
          <table:table-cell office:value-type="string" calcext:value-type="string">
            <text:p>https://raw.githubusercontent.com/ashishjain1547/envesttville_data/dev/Images/M3M%20Crown/M3M%20Crown.png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TA Housing</text:p>
          </table:table-cell>
          <table:table-cell office:value-type="string" calcext:value-type="string">
            <text:p>La Vi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113, Gurugram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Underconstruc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https://raw.githubusercontent.com/ashishjain1547/envesttville_data/dev/Images/TATA%20Housing%20La%20Vida/Tata.png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S Group</text:p>
          </table:table-cell>
          <table:table-cell office:value-type="string" calcext:value-type="string">
            <text:p>The Lea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85, Gurugram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Underconstruc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https://raw.githubusercontent.com/ashishjain1547/envesttville_data/dev/Images/SS%20Group%20The%20Leaf/the%20leaf%202.png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S Group</text:p>
          </table:table-cell>
          <table:table-cell office:value-type="string" calcext:value-type="string">
            <text:p>The Lea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85, Gurugram</text:p>
          </table:table-cell>
          <table:table-cell office:value-type="float" office:value="2408" calcext:value-type="float">
            <text:p>2408</text:p>
          </table:table-cell>
          <table:table-cell office:value-type="string" calcext:value-type="string">
            <text:p>Underconstruc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https://raw.githubusercontent.com/ashishjain1547/envesttville_data/dev/Images/SS%20Group%20The%20Leaf/the%20leaf%203.png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S Group</text:p>
          </table:table-cell>
          <table:table-cell office:value-type="string" calcext:value-type="string">
            <text:p>The Lea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85, Gurugram</text:p>
          </table:table-cell>
          <table:table-cell office:value-type="float" office:value="2812" calcext:value-type="float">
            <text:p>2812</text:p>
          </table:table-cell>
          <table:table-cell office:value-type="string" calcext:value-type="string">
            <text:p>Underconstruc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https://raw.githubusercontent.com/ashishjain1547/envesttville_data/dev/Images/SS%20Group%20The%20Leaf/the%20leaf%204.png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S Group</text:p>
          </table:table-cell>
          <table:table-cell office:value-type="string" calcext:value-type="string">
            <text:p>The Lea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85, Gurugram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Underconstruc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https://raw.githubusercontent.com/ashishjain1547/envesttville_data/dev/Images/SS%20Group%20The%20Leaf/the%20leaf%205.png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S Group</text:p>
          </table:table-cell>
          <table:table-cell office:value-type="string" calcext:value-type="string">
            <text:p>The Lea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85, Gurugram</text:p>
          </table:table-cell>
          <table:table-cell office:value-type="float" office:value="4950" calcext:value-type="float">
            <text:p>4950</text:p>
          </table:table-cell>
          <table:table-cell office:value-type="string" calcext:value-type="string">
            <text:p>Underconstruc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https://raw.githubusercontent.com/ashishjain1547/envesttville_data/dev/Images/SS%20Group%20The%20Leaf/the%20leaf.png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drej</text:p>
          </table:table-cell>
          <table:table-cell office:value-type="string" calcext:value-type="string">
            <text:p>Icon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ctor 88A, Gurugram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eady to move in</text:p>
          </table:table-cell>
          <table:table-cell office:value-type="float" office:value="7315" calcext:value-type="float">
            <text:p>7315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https://raw.githubusercontent.com/ashishjain1547/envesttville_data/dev/Images/Godrej%20Icon/GI%20.png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drej</text:p>
          </table:table-cell>
          <table:table-cell office:value-type="string" calcext:value-type="string">
            <text:p>Ic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tor 88A, Gurugram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Ready to move in</text:p>
          </table:table-cell>
          <table:table-cell office:value-type="float" office:value="8487" calcext:value-type="float">
            <text:p>8487</text:p>
          </table:table-cell>
          <table:table-cell office:value-type="string" calcext:value-type="string">
            <text:p>Gurugram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https://raw.githubusercontent.com/ashishjain1547/envesttville_data/dev/Images/Godrej%20Icon/gi2.png</text:p>
          </table:table-cell>
          <table:table-cell table:number-columns-repeated="101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03-25T11:14:05Z</meta:creation-date>
    <dc:date>2023-03-26T12:53:12.642578192</dc:date>
    <meta:editing-cycles>39</meta:editing-cycles>
    <meta:editing-duration>PT1H4M39S</meta:editing-duration>
    <meta:document-statistic meta:table-count="1" meta:cell-count="228" meta:object-count="0"/>
  </office:meta>
</office:document-meta>
</file>